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b273" officeooo:paragraph-rsid="0016b273"/>
    </style:style>
    <style:style style:name="P2" style:family="paragraph" style:parent-style-name="Standard">
      <style:paragraph-properties fo:text-align="start" style:justify-single-word="false"/>
      <style:text-properties officeooo:rsid="0016b273" officeooo:paragraph-rsid="0016b2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 du TIPE ou intitulé…</text:p>
      <text:p text:style-name="P1">Une ville qui déménage !</text:p>
      <text:p text:style-name="P1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2:37.472488283</meta:creation-date>
    <dc:date>2022-09-29T16:25:40.558556579</dc:date>
    <meta:editing-duration>PT3M5S</meta:editing-duration>
    <meta:editing-cycles>1</meta:editing-cycles>
    <meta:generator>LibreOffice/7.3.5.2$Linux_X86_64 LibreOffice_project/30$Build-2</meta:generator>
    <meta:document-statistic meta:table-count="0" meta:image-count="0" meta:object-count="0" meta:page-count="1" meta:paragraph-count="2" meta:word-count="10" meta:character-count="48" meta:non-whitespace-character-count="40"/>
  </office:meta>
</office:document-meta>
</file>